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8080" draw:opacity="30%" draw:textarea-horizontal-align="justify" draw:textarea-vertical-align="middle" draw:auto-grow-height="false" fo:min-height="6.25cm" fo:min-width="24.8cm" fo:padding-top="0.175cm" fo:padding-bottom="0.175cm" fo:padding-left="0.3cm" fo:padding-right="0.3cm" draw:shadow-opacity="30%"/>
    </style:style>
    <style:style style:name="gr2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min-height="1.05cm" fo:min-width="4.2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ed_20__28_var_29_" svg:stroke-width="0.1cm" svg:stroke-color="#000000" draw:fill="none" draw:fill-color="#e6e6e6" draw:textarea-horizontal-align="justify" draw:textarea-vertical-align="middle" draw:auto-grow-height="false" fo:min-height="2.65cm" fo:min-width="6.2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e6e6e6" draw:textarea-horizontal-align="justify" draw:textarea-vertical-align="middle" draw:auto-grow-height="false" fo:min-height="1.05cm" fo:min-width="4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min-height="4.05cm" fo:min-width="11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8080" draw:textarea-horizontal-align="justify" draw:textarea-vertical-align="middle" draw:auto-grow-height="false" fo:min-height="1.85cm" fo:min-width="4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8080" draw:textarea-horizontal-align="justify" draw:textarea-vertical-align="middle" draw:auto-grow-height="false" fo:min-height="1.85cm" fo:min-width="6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8080" draw:textarea-horizontal-align="justify" draw:textarea-vertical-align="middle" draw:auto-grow-height="false" fo:min-height="1.05cm" fo:min-width="2.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e6e6e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e6e6e6" draw:textarea-horizontal-align="justify" draw:textarea-vertical-align="middle" draw:auto-grow-height="false" fo:min-height="1.65cm" fo:min-width="3.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e6e6e6" draw:textarea-horizontal-align="justify" draw:textarea-vertical-align="middle" draw:auto-grow-height="false" fo:min-height="1.25cm" fo:min-width="9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ntium Basic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Gentium Basic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Gentium Basic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6.6cm" svg:x="2.4cm" svg:y="1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cm" svg:height="1.4cm" svg:x="21.9cm" svg:y="4.425cm">
          <text:p text:style-name="P1"><text:span text:style-name="T1">player 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3cm" svg:x="20.5cm" svg:y="3.6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cm" svg:height="1.4cm" svg:x="21.9cm" svg:y="7.925cm">
          <text:p text:style-name="P1"><text:span text:style-name="T1">player 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3cm" svg:x="20.5cm" svg:y="7.1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cm" svg:height="1.4cm" svg:x="20.5cm" svg:y="2.2cm">
          <text:p text:style-name="P3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12.2cm" svg:height="4.4cm" svg:x="5.3cm" svg:y="5.8cm">
          <text:p text:style-name="P1"><text:span text:style-name="T1">Game 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cm" svg:height="2.2cm" svg:x="5.3cm" svg:y="10.4cm">
          <text:p text:style-name="P1"><text:span text:style-name="T1">Radio 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7cm" svg:height="2.2cm" svg:x="10.5cm" svg:y="10.4cm">
          <text:p text:style-name="P1"><text:span text:style-name="T1">Spectrum sensor 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4cm" svg:height="1.4cm" svg:x="2.8cm" svg:y="16.2cm">
          <text:p text:style-name="P1"><text:span text:style-name="T1">radio 1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7.5cm" svg:y1="8cm" svg:x2="21.9cm" svg:y2="5.125cm" draw:start-shape="id1" draw:start-glue-point="1" draw:end-shape="id2" draw:end-glue-point="3" svg:d="M17500 8000h2200v-2875h2200" svg:viewBox="0 0 4401 2876">
          <text:p/>
        </draw:connector>
        <draw:connector draw:style-name="gr9" draw:text-style-name="P1" draw:layer="layout" svg:x1="17.5cm" svg:y1="8cm" svg:x2="21.9cm" svg:y2="8.625cm" draw:start-shape="id1" draw:start-glue-point="1" draw:end-shape="id3" draw:end-glue-point="3" svg:d="M17500 8000h2200v625h2200" svg:viewBox="0 0 4401 626">
          <text:p/>
        </draw:connector>
        <draw:custom-shape draw:style-name="gr8" draw:text-style-name="P2" xml:id="id7" draw:id="id7" draw:layer="layout" svg:width="3.4cm" svg:height="1.4cm" svg:x="6.6cm" svg:y="16.2cm">
          <text:p text:style-name="P1"><text:span text:style-name="T1">radio 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3.4cm" svg:height="1.4cm" svg:x="10.4cm" svg:y="16.2cm">
          <text:p text:style-name="P1"><text:span text:style-name="T1">radio 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4cm" svg:height="1.4cm" svg:x="14.2cm" svg:y="16.2cm">
          <text:p text:style-name="P1"><text:span text:style-name="T1">radio 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.4cm" svg:height="1.4cm" svg:x="20.5cm" svg:y="16.2cm"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8cm" svg:y1="12.6cm" svg:x2="15.9cm" svg:y2="16.2cm" draw:start-shape="id4" draw:start-glue-point="2" draw:end-shape="id5" draw:end-glue-point="0" svg:d="M7800 12600v1800h8100v1800" svg:viewBox="0 0 8101 3601">
          <text:p/>
        </draw:connector>
        <draw:connector draw:style-name="gr9" draw:text-style-name="P1" draw:layer="layout" svg:x1="7.8cm" svg:y1="12.6cm" svg:x2="12.1cm" svg:y2="16.2cm" draw:start-shape="id4" draw:end-shape="id6" draw:end-glue-point="0" svg:d="M7800 12600v1800h4300v1800" svg:viewBox="0 0 4301 3601">
          <text:p/>
        </draw:connector>
        <draw:connector draw:style-name="gr9" draw:text-style-name="P1" draw:layer="layout" svg:x1="7.8cm" svg:y1="12.6cm" svg:x2="8.3cm" svg:y2="16.2cm" draw:start-shape="id4" draw:start-glue-point="2" draw:end-shape="id7" draw:end-glue-point="0" svg:d="M7800 12600v1800h500v1800" svg:viewBox="0 0 501 3601">
          <text:p/>
        </draw:connector>
        <draw:connector draw:style-name="gr9" draw:text-style-name="P1" draw:layer="layout" svg:x1="7.8cm" svg:y1="12.6cm" svg:x2="4.5cm" svg:y2="16.2cm" draw:start-shape="id4" draw:start-glue-point="2" draw:end-shape="id8" svg:d="M7800 12600v1800h-3300v1800" svg:viewBox="0 0 3301 3601">
          <text:p/>
        </draw:connector>
        <draw:connector draw:style-name="gr9" draw:text-style-name="P1" draw:layer="layout" draw:line-skew="-0.8cm" svg:x1="14cm" svg:y1="12.6cm" svg:x2="22.2cm" svg:y2="16.2cm" draw:start-shape="id9" draw:start-glue-point="2" draw:end-shape="id10" draw:end-glue-point="0" svg:d="M14000 12600v1000h8200v2600" svg:viewBox="0 0 8201 3601">
          <text:p/>
        </draw:connector>
        <draw:custom-shape draw:style-name="gr10" draw:text-style-name="P4" draw:layer="layout" svg:width="3.8cm" svg:height="2cm" svg:x="16.4cm" svg:y="2.5cm">
          <text:p text:style-name="P3"><text:span text:style-name="T1">ZeroMQ</text:span></text:p>
          <text:p text:style-name="P3"><text:span text:style-name="T1">JSON RP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cm" svg:y1="8cm" svg:x2="2.9cm" svg:y2="8cm">
          <text:p/>
        </draw:line>
        <draw:custom-shape draw:style-name="gr10" draw:text-style-name="P4" draw:layer="layout" svg:width="3.8cm" svg:height="2cm" svg:x="23.9cm" svg:y="12cm">
          <text:p text:style-name="P3"><text:span text:style-name="T1">testbed</text:span></text:p>
          <text:p text:style-name="P3"><text:span text:style-name="T1">specific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2cm" svg:height="1.6cm" svg:x="5.2cm" svg:y="4.2cm">
          <text:p text:style-name="P3"><text:span text:style-name="T1">A multi-threaded proc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z Solc</meta:initial-creator>
    <meta:creation-date>2015-08-27T16:40:05.629358190</meta:creation-date>
    <dc:date>2015-08-27T16:41:02.496359225</dc:date>
    <dc:creator>Tomaz Solc</dc:creator>
    <meta:editing-duration>PT14S</meta:editing-duration>
    <meta:editing-cycles>1</meta:editing-cycles>
    <meta:document-statistic meta:object-count="25"/>
    <meta:generator>LibreOffice/4.3.4.1$Linux_X86_64 LibreOffice_project/bc356b2f991740509f321d70e4512a6a54c5f243</meta:generator>
  </office:meta>
</office:document-meta>
</file>